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945in" fo:margin-bottom="0.1945in" loext:contextual-spacing="false"/>
    </style:style>
    <style:style style:name="P2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span text:style-name="T1">Permission Given To Share These Portfolios</text:span></text:p>
      <text:p text:style-name="Standard">Tara Mina: <text:a xlink:type="simple" xlink:href="http://taramina.weebly.com/" text:style-name="Internet_20_link" text:visited-style-name="Visited_20_Internet_20_Link">http://taramina.weebly.com/</text:a> </text:p>
      <text:p text:style-name="Standard">Maggie Hollander: <text:a xlink:type="simple" xlink:href="http://mhollanportfolio.weebly.com" text:style-name="Internet_20_link" text:visited-style-name="Visited_20_Internet_20_Link">http://mhollanportfolio.weebly.com</text:a></text:p>
      <text:p text:style-name="Standard">Ryan Young: <text:a xlink:type="simple" xlink:href="http://rtyoung.weebly.com/projects.html" text:style-name="Internet_20_link" text:visited-style-name="Visited_20_Internet_20_Link">http://rtyoung.weebly.com/projects.html</text:a></text:p>
      <text:p text:style-name="Standard">Daisy Isibor: <text:a xlink:type="simple" xlink:href="http://isibordportfolio.weebly.com/index.html" text:style-name="Internet_20_link" text:visited-style-name="Visited_20_Internet_20_Link">http://isibordportfolio.weebly.com/index.html</text:a> </text:p>
      <text:p text:style-name="Standard">Tyler Bohlke: <text:a xlink:type="simple" xlink:href="http://tylerbohlke.weebly.com" text:style-name="Internet_20_link" text:visited-style-name="Visited_20_Internet_20_Link">tylerbohlke.weebly.com</text:a>&lt;<text:a xlink:type="simple" xlink:href="http://tylerbohlke.weebly.com" text:style-name="Internet_20_link" text:visited-style-name="Visited_20_Internet_20_Link">http://tylerbohlke.weebly.com</text:a> </text:p>
      <text:p text:style-name="P1">Luke Goetzke: <text:a xlink:type="simple" xlink:href="http://lukegoetzke.weebly.com/" text:style-name="Internet_20_link" text:visited-style-name="Visited_20_Internet_20_Link">http://lukegoetzke.weebly.com/</text:a></text:p>
      <text:p text:style-name="P1">Brian Modtland: <text:a xlink:type="simple" xlink:href="http://modtland.public.iastate.edu/index.html" text:style-name="Internet_20_link" text:visited-style-name="Visited_20_Internet_20_Link">http://modtland.public.iastate.edu/index.html</text:a></text:p>
      <text:p text:style-name="Standard">Watson Mulder: <text:a xlink:type="simple" xlink:href="http://wpmulderportfolio.weebly.com/" text:style-name="Internet_20_link" text:visited-style-name="Visited_20_Internet_20_Link">http://wpmulderportfolio.weebly.com/</text:a></text:p>
      <text:p text:style-name="Standard">Eurydice Ulysses: <text:a xlink:type="simple" xlink:href="http://portfolioeurydicebulysses.weebly.com/index.html" text:style-name="Internet_20_link" text:visited-style-name="Visited_20_Internet_20_Link">http://portfolioeurydicebulysses.weebly.com/index.html</text:a></text:p>
      <text:p text:style-name="P1">Todd Wegter: <text:s/><text:a xlink:type="simple" xlink:href="http://www.engineering.iastate.edu/~twegter" text:style-name="Internet_20_link" text:visited-style-name="Visited_20_Internet_20_Link">www.engineering.iastate.edu/~twegter</text:a></text:p>
      <text:p text:style-name="P1">Ryan Wubbens: <text:a xlink:type="simple" xlink:href="http://rwubbens.wix.com/professional" text:style-name="Internet_20_link" text:visited-style-name="Visited_20_Internet_20_Link">http://rwubbens.wix.com/professional</text:a> </text:p>
      <text:p text:style-name="Standard">John Pritchard: <text:a xlink:type="simple" xlink:href="http://www.ece.iastate.edu/~johnp/" text:style-name="Internet_20_link" text:visited-style-name="Visited_20_Internet_20_Link">http://www.ece.iastate.edu/~johnp/</text:a></text:p>
      <text:p text:style-name="Standard">Kyle Veugeler: <text:a xlink:type="simple" xlink:href="http://kyleveugeler.weebly.com" text:style-name="Internet_20_link" text:visited-style-name="Visited_20_Internet_20_Link">kyleveugeler.weebly.com</text:a>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re, Anthony W [E CPE]</meta:initial-creator>
    <dc:creator>Moore, Anthony W [E CPE]</dc:creator>
    <meta:editing-cycles>4</meta:editing-cycles>
    <meta:creation-date>2013-11-11T21:37:00</meta:creation-date>
    <dc:date>2017-01-09T15:51:00</dc:date>
    <meta:editing-duration>PT1H13M</meta:editing-duration>
    <meta:generator>LibreOffice/5.2.2.2$Linux_X86_64 LibreOffice_project/20m0$Build-2</meta:generator>
    <meta:document-statistic meta:table-count="0" meta:image-count="0" meta:object-count="0" meta:page-count="1" meta:paragraph-count="14" meta:word-count="45" meta:character-count="728" meta:non-whitespace-character-count="6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